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b42f" officeooo:paragraph-rsid="001fb42f" style:font-size-complex="15pt" style:font-weight-complex="bold"/>
    </style:style>
    <style:style style:name="P2" style:family="paragraph" style:parent-style-name="Standard">
      <style:paragraph-properties fo:text-align="center" style:justify-single-word="false"/>
      <style:text-properties officeooo:paragraph-rsid="001fb42f"/>
    </style:style>
    <style:style style:name="P3" style:family="paragraph" style:parent-style-name="Standard">
      <style:paragraph-properties fo:text-align="center" style:justify-single-word="false"/>
      <style:text-properties fo:font-size="15pt" style:text-underline-style="solid" style:text-underline-width="auto" style:text-underline-color="font-color" fo:font-weight="bold" officeooo:paragraph-rsid="001fb42f" style:font-size-asian="15pt" style:font-weight-asian="bold" style:font-size-complex="15pt" style:font-weight-complex="bold"/>
    </style:style>
    <style:style style:name="P4" style:family="paragraph" style:parent-style-name="Standard">
      <style:text-properties officeooo:paragraph-rsid="001fb42f"/>
    </style:style>
    <style:style style:name="P5" style:family="paragraph" style:parent-style-name="Standard">
      <style:text-properties officeooo:rsid="001fb42f" officeooo:paragraph-rsid="001fb42f"/>
    </style:style>
    <style:style style:name="P6" style:family="paragraph" style:parent-style-name="Standard">
      <style:text-properties officeooo:rsid="001fb42f" officeooo:paragraph-rsid="00231952"/>
    </style:style>
    <style:style style:name="P7" style:family="paragraph" style:parent-style-name="Standard">
      <style:text-properties officeooo:rsid="001fb42f" officeooo:paragraph-rsid="0027cf53"/>
    </style:style>
    <style:style style:name="P8" style:family="paragraph" style:parent-style-name="Standard">
      <style:text-properties style:text-underline-style="solid" style:text-underline-width="auto" style:text-underline-color="font-color" fo:font-weight="bold" officeooo:rsid="001fb42f" officeooo:paragraph-rsid="001fb42f" style:font-weight-asian="bold" style:font-weight-complex="bold"/>
    </style:style>
    <style:style style:name="P9" style:family="paragraph" style:parent-style-name="Standard">
      <style:text-properties style:text-underline-style="solid" style:text-underline-width="auto" style:text-underline-color="font-color" fo:font-weight="bold" officeooo:rsid="0021631d" officeooo:paragraph-rsid="0021631d"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24372e" officeooo:paragraph-rsid="0024372e" fo:background-color="#ff3333" style:font-weight-asian="bold" style:font-weight-complex="bold"/>
    </style:style>
    <style:style style:name="P11" style:family="paragraph" style:parent-style-name="Standard" style:list-style-name="L3">
      <style:text-properties style:text-underline-style="none" fo:font-weight="normal" officeooo:rsid="001fb42f" officeooo:paragraph-rsid="001fb42f" style:font-weight-asian="normal" style:font-weight-complex="normal"/>
    </style:style>
    <style:style style:name="P12" style:family="paragraph" style:parent-style-name="Standard">
      <style:text-properties style:text-underline-style="none" fo:font-weight="normal" officeooo:rsid="001fb42f" officeooo:paragraph-rsid="0021631d" style:font-weight-asian="normal" style:font-weight-complex="normal"/>
    </style:style>
    <style:style style:name="P13" style:family="paragraph" style:parent-style-name="Standard">
      <style:text-properties style:text-underline-style="none" fo:font-weight="normal" officeooo:rsid="001fb42f" officeooo:paragraph-rsid="0027cf53" style:font-weight-asian="normal" style:font-weight-complex="normal"/>
    </style:style>
    <style:style style:name="P14" style:family="paragraph" style:parent-style-name="Standard">
      <style:text-properties style:text-underline-style="none" fo:font-weight="normal" officeooo:rsid="0021631d" officeooo:paragraph-rsid="0021631d" style:font-weight-asian="normal" style:font-weight-complex="normal"/>
    </style:style>
    <style:style style:name="P15" style:family="paragraph" style:parent-style-name="Standard" style:list-style-name="L3">
      <style:text-properties style:text-underline-style="none" fo:font-weight="normal" officeooo:rsid="00231952" officeooo:paragraph-rsid="00231952" style:font-weight-asian="normal" style:font-weight-complex="normal"/>
    </style:style>
    <style:style style:name="P16" style:family="paragraph" style:parent-style-name="Standard">
      <style:text-properties style:text-underline-style="none" fo:font-weight="normal" officeooo:rsid="0027cf53" officeooo:paragraph-rsid="0027cf53" style:font-weight-asian="normal" style:font-weight-complex="normal"/>
    </style:style>
    <style:style style:name="P17" style:family="paragraph" style:parent-style-name="Standard">
      <style:text-properties style:text-underline-style="none" fo:font-weight="normal" officeooo:rsid="0024372e" officeooo:paragraph-rsid="0024372e" fo:background-color="#ff3333" style:font-weight-asian="normal" style:font-weight-complex="normal"/>
    </style:style>
    <style:style style:name="P18" style:family="paragraph" style:parent-style-name="Standard">
      <style:text-properties officeooo:rsid="0021631d" officeooo:paragraph-rsid="0021631d"/>
    </style:style>
    <style:style style:name="P19" style:family="paragraph" style:parent-style-name="Standard">
      <style:text-properties officeooo:rsid="0021631d" officeooo:paragraph-rsid="00231952"/>
    </style:style>
    <style:style style:name="P20" style:family="paragraph" style:parent-style-name="Standard">
      <style:text-properties officeooo:rsid="00231952" officeooo:paragraph-rsid="00231952"/>
    </style:style>
    <style:style style:name="P21" style:family="paragraph" style:parent-style-name="Standard">
      <style:text-properties officeooo:rsid="0027cf53" officeooo:paragraph-rsid="0027cf53"/>
    </style:style>
    <style:style style:name="P22" style:family="paragraph" style:parent-style-name="Standard">
      <style:text-properties officeooo:rsid="00285949" officeooo:paragraph-rsid="00285949"/>
    </style:style>
    <style:style style:name="P23" style:family="paragraph" style:parent-style-name="Standard">
      <style:text-properties officeooo:rsid="001fb42f" officeooo:paragraph-rsid="001fb42f" fo:background-color="#ff3333"/>
    </style:style>
    <style:style style:name="P24" style:family="paragraph" style:parent-style-name="Standard">
      <style:text-properties officeooo:rsid="0027cf53" officeooo:paragraph-rsid="0027cf53" fo:background-color="#ff3333"/>
    </style:style>
    <style:style style:name="P25" style:family="paragraph" style:parent-style-name="Standard">
      <style:text-properties officeooo:rsid="0028c6b8" officeooo:paragraph-rsid="0028c6b8" fo:background-color="#ff3333"/>
    </style:style>
    <style:style style:name="P26" style:family="paragraph" style:parent-style-name="Standard" style:master-page-name="Standard">
      <style:paragraph-properties style:page-number="auto"/>
      <style:text-properties officeooo:paragraph-rsid="001fb42f"/>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size-complex="15pt" style:font-weight-complex="bold"/>
    </style:style>
    <style:style style:name="T3" style:family="text">
      <style:text-properties style:font-size-complex="15pt"/>
    </style:style>
    <style:style style:name="T4" style:family="text">
      <style:text-properties style:font-size-complex="15pt" style:font-weight-complex="bold"/>
    </style:style>
    <style:style style:name="T5" style:family="text">
      <style:text-properties officeooo:rsid="00231952" style:font-size-complex="15pt" style:font-weight-complex="bold"/>
    </style:style>
    <style:style style:name="T6" style:family="text">
      <style:text-properties officeooo:rsid="0027cf53" style:font-size-complex="15pt" style:font-weight-complex="bold"/>
    </style:style>
    <style:style style:name="T7" style:family="text">
      <style:text-properties officeooo:rsid="00231952" style:font-size-complex="15pt"/>
    </style:style>
    <style:style style:name="T8" style:family="text">
      <style:text-properties officeooo:rsid="0025e693" style:font-size-complex="15pt"/>
    </style:style>
    <style:style style:name="T9"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10" style:family="text">
      <style:text-properties fo:font-size="15pt" style:text-underline-style="solid" style:text-underline-width="auto" style:text-underline-color="font-color" fo:font-weight="bold" officeooo:rsid="0027cf53" style:font-size-asian="15pt" style:font-weight-asian="bold" style:font-size-complex="15pt" style:font-weight-complex="bold"/>
    </style:style>
    <style:style style:name="T11" style:family="text">
      <style:text-properties style:text-position="super 58%"/>
    </style:style>
    <style:style style:name="T12" style:family="text">
      <style:text-properties style:text-underline-style="none"/>
    </style:style>
    <style:style style:name="T13" style:family="text">
      <style:text-properties officeooo:rsid="0021631d"/>
    </style:style>
    <style:style style:name="T14" style:family="text">
      <style:text-properties officeooo:rsid="00231952"/>
    </style:style>
    <style:style style:name="T15" style:family="text">
      <style:text-properties officeooo:rsid="0024372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4">Badoux, Lapray, Mangassouba</text:span></text:p>
      <text:p text:style-name="P1"/>
      <text:p text:style-name="P2"><text:span text:style-name="T10">Rapport </text:span><text:span text:style-name="T9">– Classification de feuilles</text:span></text:p>
      <text:p text:style-name="P3"/>
      <text:p text:style-name="P4"><text:span text:style-name="T2">Objectif :</text:span><text:span text:style-name="T4"> </text:span><text:span text:style-name="T6">Créer un programme pour </text:span><text:span text:style-name="T4">reconnaître des types d’arbre à partir des photos de feuille</text:span><text:span text:style-name="T6">s</text:span><text:span text:style-name="T4"> avec une interface </text:span><text:span text:style-name="T5">graphique.</text:span></text:p>
      <text:p text:style-name="P4"/>
      <text:p text:style-name="P21">Afin de déterminer nos objectifs pour les jalons, nous avons fait quelques recherches documentaires et estimé le temps de travail nécessaire à partir de nos expériences professionnelles. Ci-dessus se trouve une description du déroulement de notre projet en fonction des différents jalons. </text:p>
      <text:p text:style-name="P21"/>
      <text:p text:style-name="P22">Nous avions choisi d'étudier les feuilles de baobab, mais nous avons préféré l'olivier car ces propriétés sont plus proches des critères de classification que nous avons mis en place.</text:p>
      <text:p text:style-name="P22"/>
      <text:p text:style-name="P21"/>
      <text:p text:style-name="P8">1<text:span text:style-name="T11">er</text:span> jalon <text:span text:style-name="T14">(21/12/18) </text:span>:</text:p>
      <text:p text:style-name="P7"><text:span text:style-name="T4">Pour le premier jalon, l'objectif était d'obtenir une bonne segmentation </text:span><text:span text:style-name="T5">sur fond uni ou naturel </text:span><text:span text:style-name="T4">avant fin décembre.</text:span></text:p>
      <text:p text:style-name="P7"/>
      <text:p text:style-name="P7"><text:span text:style-name="T5">Dans un premier temps nous avons fait des recherches documentaires afin de déterminer des pistes de travail. Le temps nécessaire à la mise en place des classificateurs étant difficile à estimer nous avons préféré commencé très tôt à travailler sur l'analyse de la feuille.</text:span></text:p>
      <text:p text:style-name="P6"/>
      <text:p text:style-name="P6"><text:span text:style-name="T5">N</text:span><text:span text:style-name="T4">ous avons </text:span><text:span text:style-name="T5">donc</text:span><text:span text:style-name="T4"> décid</text:span><text:span text:style-name="T5">é</text:span><text:span text:style-name="T4"> de </text:span><text:span text:style-name="T6">travailler sur la segmentation et l'analyse ne parallèle. Pour cela </text:span><text:span text:style-name="T4">2 personnes </text:span><text:span text:style-name="T6">ont travaillé </text:span><text:span text:style-name="T4">sur la segmentation et une sur la création des classificateurs.</text:span></text:p>
      <text:p text:style-name="P6"/>
      <text:p text:style-name="P6"><text:span text:style-name="T5">À la fin du jalon, n</text:span><text:span text:style-name="T4">ous avons réussi à obtenir une bonne segmentation sur fond uni ce qui nous permet d'analyser certaines feuilles. Cependant, nous n'avons pas réussi à obtenir une segmentation des feuilles sur un fond naturel qui permet l'analyse de la feuille. Nous avons sous-estimé la charge de travail pour la segmentation sur fond naturel.</text:span></text:p>
      <text:p text:style-name="P20"><text:span text:style-name="T5">A</text:span><text:span text:style-name="T4">u niveau de l'analyse de la feuille, nous avons mis en place un critère (détection de dent sur le bord de la feuille) pendant ce jalon.</text:span></text:p>
      <text:p text:style-name="P21"/>
      <text:p text:style-name="P21">Nous avons partiellement atteint les objectifs du 1<text:span text:style-name="T11">er</text:span> jalons.</text:p>
      <text:p text:style-name="P6"/>
      <text:p text:style-name="P8">2<text:span text:style-name="T11">e</text:span> jalon <text:span text:style-name="T14">(16/01/18)</text:span>:</text:p>
      <text:p text:style-name="P13">L'objectif était d'obtenir au moins 3 classificateurs mi-janvier.</text:p>
      <text:p text:style-name="P13"/>
      <text:p text:style-name="P13">Puisque la segmentation continuait à poser problème, nous avons <text:span text:style-name="T13">décidé de </text:span>travailler à 2 sur la segmentation et 1 sur la création de classificateur <text:span text:style-name="T13">pendant la première semaine.</text:span></text:p>
      <text:p text:style-name="P13"><text:span text:style-name="T13">Puis nous avons décidé de commencer l'interface graphique, ce qui a donné la répartition suivante : une personne sur l'interface graphique, une sur les classificateurs et une sur la segmentation.</text:span></text:p>
      <text:p text:style-name="P12"/>
      <text:p text:style-name="P12"><text:span text:style-name="T13">À la fin du jalon, n</text:span>ous avons réussi à créer les <text:span text:style-name="T15">4 </text:span>classificateurs suivant<text:span text:style-name="T13">s</text:span> :</text:p>
      <text:list xml:id="list6355518368252348554" text:style-name="L3">
        <text:list-item>
          <text:p text:style-name="P11">Identification de la forme : carré, rectangle, cercle, ellipse, triangle.</text:p>
        </text:list-item>
        <text:list-item>
          <text:p text:style-name="P11">Déterminer la présence de dents ou non sur le bord de la feuille.</text:p>
        </text:list-item>
        <text:list-item>
          <text:p text:style-name="P11">Déterminer si la feuille est entière ou non <text:span text:style-name="T13">(présence de lobe ou non)</text:span></text:p>
        </text:list-item>
        <text:list-item>
          <text:p text:style-name="P15">Déterminer si les lobes sont arrondis ou pointus.</text:p>
        </text:list-item>
      </text:list>
      <text:p text:style-name="P14">Nous avons également créé un<text:span text:style-name="T14">e fonction permettant de donner l'espère de la feuille en fonction des caractéristiques obtenus. </text:span>Cependant <text:span text:style-name="T14">le résultat obtenu n'est pas fiable car </text:span>les différents seuils permettant l'analyse des feuilles doivent être adapté<text:span text:style-name="T14">s</text:span> au résultat de la segmentation.</text:p>
      <text:p text:style-name="P14"><text:soft-page-break/></text:p>
      <text:p text:style-name="P14">A la fin de ce jalon, nous n'avons toujours pas réussi à analyser une feuille sur fond naturel. <text:span text:style-name="T14">Mais le travail sur l'interface graphique a été très efficace et elle était déjà presque terminée à la fin du jalon.</text:span></text:p>
      <text:p text:style-name="P14"/>
      <text:p text:style-name="P16">Nous avons donc complètement atteint les objectifs du 2<text:span text:style-name="T11">e</text:span> jalon mais l'objectif du 1<text:span text:style-name="T11">er</text:span> jalon n'est toujours pas atteint.</text:p>
      <text:p text:style-name="P14"/>
      <text:p text:style-name="P9">3<text:span text:style-name="T11">e</text:span> jalon <text:span text:style-name="T15">(25/01/18)</text:span>:</text:p>
      <text:p text:style-name="P19">L'objectif pour la fin du projet est d'avoir une interface graphique qui permet de lancer l'analyse d'une feuille <text:span text:style-name="T15">sur tout type de feuille.</text:span></text:p>
      <text:p text:style-name="P19"/>
      <text:p text:style-name="P19"><text:span text:style-name="T14">Puisque l'interface graphique était presque terminée, nous avons décidé de commencé à assembler nos différents codes afin d'obtenir une application fonctionnelle même si celle-ci est limitée. Nous avons donc travaillé à 2 sur la fusion des codes afin d'être plus efficace pendant qu'une personne travaillait sur la segmentation.</text:span></text:p>
      <text:p text:style-name="P19"><text:span text:style-name="T14">Puis nous avons travaillés tous les 3 sur la segmentation afin d'obtenir une meilleure segmentation sur fond naturel. En fonction de l'avancement sur la segmentation, un membre de l'équipe mettait à jour les éléments de l'interface graphique nécessaire au bon fonctionnement de la segmentation.</text:span></text:p>
      <text:p text:style-name="P6"/>
      <text:p text:style-name="P18"><text:span text:style-name="T4">A la fin du projet nous avons une interface graphique, permettant à l'utilisateur de charger une image, la rogner, </text:span><text:span text:style-name="T5">sélectionner une partie de l'image pour la segmentation, lancer l'analyse et afficher les résultats.</text:span></text:p>
      <text:p text:style-name="P20"/>
      <text:p text:style-name="P25"><text:span text:style-name="T4">A METTRE A JOUR : </text:span></text:p>
      <text:p text:style-name="P23"><text:span text:style-name="T4">Cependant, la segmentation sur fond naturelle n'étant pas efficace, nous ne pouvons pas <text:tab/>analyser tous les types d'image. Les classificateurs ne sont </text:span><text:span text:style-name="T5">toujours pas fiables puisqu'ils dépendent fortement de la segmentation.</text:span></text:p>
      <text:p text:style-name="P23"/>
      <text:p text:style-name="P24">Nous avons donc partiellement complété l'objectif du 3<text:span text:style-name="T11">e</text:span> jalon puisque celui-ci dépend de la réussite du 1<text:span text:style-name="T11">er</text:span> jalon.</text:p>
      <text:p text:style-name="P24"/>
      <text:p text:style-name="P23"/>
      <text:p text:style-name="P10"><text:span text:style-name="T7">C</text:span><text:span text:style-name="T3">onclusion :</text:span></text:p>
      <text:p text:style-name="P17"><text:span text:style-name="T3">Après 1 mois et demi de travail, le projet n'est pas terminé puisque la segmentation pose problème. Nous avons cependant un programme permettant l'analyse des feuilles sur un fond uni. Les objectifs que nous avons déterminé au début du projet ont été en partie réalisé.</text:span></text:p>
      <text:p text:style-name="P17"><text:span text:style-name="T3"/></text:p>
      <text:p text:style-name="P17"><text:span text:style-name="T3">Le fait d'avoir sous-estimé la complexité de la segmentation des feuilles sur fond naturel no</text:span><text:span text:style-name="T8">us a pénalisée. Au contraire nous avons sous-estimé la durée nécessaire à l'analyse et la création de l'interface graphique. Nous aurions peut-être dû travailler plus longtemps à 3 sur la segmentation au début du projet car le faire à la fin du projet était trop tar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09:21:51.989079185</meta:creation-date>
    <dc:date>2019-01-21T11:55:04.232826813</dc:date>
    <meta:editing-duration>PT1H42M37S</meta:editing-duration>
    <meta:editing-cycles>5</meta:editing-cycles>
    <meta:generator>LibreOffice/4.2.8.2$Linux_X86_64 LibreOffice_project/420m0$Build-2</meta:generator>
    <meta:document-statistic meta:table-count="0" meta:image-count="0" meta:object-count="0" meta:page-count="2" meta:paragraph-count="35" meta:word-count="828" meta:character-count="5196" meta:non-whitespace-character-count="4402"/>
  </office:meta>
</office:document-meta>
</file>